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" style:family="table-cell" style:parent-style-name="Default" style:data-style-name="N100">
      <style:table-cell-properties fo:background-color="#00ffff"/>
    </style:style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13:55:22.8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20T13:57:39.643000000</dc:date>
    <meta:editing-duration>P3DT3H56M14S</meta:editing-duration>
    <meta:editing-cycles>1255</meta:editing-cycles>
    <meta:document-statistic meta:table-count="2" meta:cell-count="5695" meta:object-count="0"/>
  </office:meta>
</office:document-meta>
</file>